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Wrapper.showAll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Wrapper.getNamespace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Wrapp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add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loadDocument( Element documen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Wrapper.saveXml( NamespaceHelper help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llectionWrapper.remove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Wrapper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add( int position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get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setShowAllLanguages( boolean 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setType(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Wrapper.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CollectionWrapper( Document doc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createDocumentElement( Document document , NamespaceHelper hel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Wrapper.loadXml( NamespaceHelper help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lectionWrapper.contains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Wrapper.getFirstPosition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Wrapp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Wrapper.initializeNamespace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llectionWrapper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